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O HUARANCA, LUZMILA</text:p>
            <text:p text:style-name="P5"><text:span text:style-name="T15">Dni</text:span><text:span text:style-name="T14">:2499153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O HUARANCA, LUZMIL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QUISPE SALLO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01735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28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71006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6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36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